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end" style:justify-single-word="false"/>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fo:text-align="start" style:justify-single-word="false"/>
      <style:text-properties fo:font-size="14pt" style:font-size-asian="14pt" style:font-size-complex="14pt"/>
    </style:style>
    <style:style style:name="P6" style:family="paragraph" style:parent-style-name="Standard">
      <style:paragraph-properties fo:line-height="150%" fo:text-align="end" style:justify-single-word="false" fo:break-before="page"/>
    </style:style>
    <style:style style:name="P7" style:family="paragraph" style:parent-style-name="Standard">
      <style:paragraph-properties fo:line-height="150%" fo:text-align="start" style:justify-single-word="false" fo:break-before="page"/>
    </style:style>
    <style:style style:name="P8" style:family="paragraph" style:parent-style-name="Standard">
      <style:paragraph-properties fo:line-height="150%" fo:text-align="start" style:justify-single-word="false" fo:break-before="page"/>
      <style:text-properties fo:font-size="16pt" style:font-size-asian="16pt" style:font-size-complex="16pt"/>
    </style:style>
    <style:style style:name="P9" style:family="paragraph" style:parent-style-name="Standard">
      <style:paragraph-properties fo:line-height="150%" fo:text-align="start" style:justify-single-word="false"/>
    </style:style>
    <style:style style:name="P10" style:family="paragraph" style:parent-style-name="Standard" style:list-style-name="L1">
      <style:paragraph-properties fo:line-height="150%" fo:text-align="start" style:justify-single-word="false"/>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ty of Waterloo</text:p>
      <text:p text:style-name="P2">Software Engineering</text:p>
      <text:p text:style-name="P2"/>
      <text:p text:style-name="P2"/>
      <text:p text:style-name="P2"/>
      <text:p text:style-name="P2"/>
      <text:p text:style-name="P2">Design Decisions for Exposing Edit Enums [WORKING TITLE]</text:p>
      <text:p text:style-name="P2"/>
      <text:p text:style-name="P2"/>
      <text:p text:style-name="P2">Digital Extremes,</text:p>
      <text:p text:style-name="P2">London, ON</text:p>
      <text:p text:style-name="P2">[SOME POSTAL CODE]</text:p>
      <text:p text:style-name="P2"/>
      <text:p text:style-name="P2"/>
      <text:p text:style-name="P2">Prepared by</text:p>
      <text:p text:style-name="P2">Alexander Maguire</text:p>
      <text:p text:style-name="P2">20396195</text:p>
      <text:p text:style-name="P2">amaguire@uwaterloo.ca</text:p>
      <text:p text:style-name="P2">2B Software Engineering</text:p>
      <text:p text:style-name="P2">2012-05-03</text:p>
      <text:p text:style-name="P6">[Address of DE]</text:p>
      <text:p text:style-name="P3">2012-05-03</text:p>
      <text:p text:style-name="P3"/>
      <text:p text:style-name="P4">Dr. Charlie Clarke [SP?], Director</text:p>
      <text:p text:style-name="P4">Software Engineering</text:p>
      <text:p text:style-name="P4">University of Waterloo</text:p>
      <text:p text:style-name="P4">Waterloo, ON, N2L 3G1</text:p>
      <text:p text:style-name="P4"/>
      <text:p text:style-name="P4">Dear sir,</text:p>
      <text:p text:style-name="P4"/>
      <text:p text:style-name="P4">[dumb shit here copy from s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incerely,</text:p>
      <text:p text:style-name="P4"/>
      <text:p text:style-name="P4"/>
      <text:p text:style-name="P4">Alexander Maguire</text:p>
      <text:p text:style-name="P4">20396195</text:p>
      <text:p text:style-name="P7">Executive Summary</text:p>
      <text:p text:style-name="P4"/>
      <text:p text:style-name="P4"/>
      <text:p text:style-name="P4"/>
      <text:p text:style-name="P4">[Give some context of the environment.]</text:p>
      <text:p text:style-name="P4"/>
      <text:p text:style-name="P4">[Describe the problem.]</text:p>
      <text:p text:style-name="P4"/>
      <text:p text:style-name="P4">[State the solution.]</text:p>
      <text:p text:style-name="P7">Table of Contents</text:p>
      <text:p text:style-name="P4"/>
      <text:p text:style-name="P4"/>
      <text:p text:style-name="P4"/>
      <text:p text:style-name="P4">Executive Summary...................................................................................................................................1</text:p>
      <text:p text:style-name="P4">….</text:p>
      <text:p text:style-name="P4">Introduction................................................................................................................................................1</text:p>
      <text:p text:style-name="P4">Problem Specifications..............................................................................................................................1</text:p>
      <text:p text:style-name="P4">Accepted Solutions....................................................................................................................................1</text:p>
      <text:p text:style-name="P4">Problem[Solution?] Specifications............................................................................................................1</text:p>
      <text:p text:style-name="P4">Conclusions................................................................................................................................................1</text:p>
      <text:p text:style-name="P4">Recommendations......................................................................................................................................1</text:p>
      <text:p text:style-name="P4">References..................................................................................................................................................1</text:p>
      <text:p text:style-name="P4">Acknowledgments......................................................................................................................................1</text:p>
      <text:p text:style-name="P4">[Appendix?]</text:p>
      <text:p text:style-name="P4"/>
      <text:p text:style-name="P7">List of figures?</text:p>
      <text:p text:style-name="P7">List of tables?</text:p>
      <text:p text:style-name="P8">1<text:tab/>Introduction</text:p>
      <text:p text:style-name="P4"/>
      <text:p text:style-name="P4">[Something here Stefan says]</text:p>
      <text:p text:style-name="P4"/>
      <text:p text:style-name="P4">The target audience of this report will have a moderate understanding of C++, build systems, and [perl?]. [moar]</text:p>
      <text:p text:style-name="P4"/>
      <text:p text:style-name="P4"/>
      <text:p text:style-name="P4"/>
      <text:p text:style-name="P5">1.1<text:tab/>Purpose of the Report</text:p>
      <text:p text:style-name="P4"/>
      <text:p text:style-name="P4">[Describe DE]</text:p>
      <text:p text:style-name="P4"/>
      <text:p text:style-name="P4">[Describe editor-side serialization]</text:p>
      <text:p text:style-name="P4"/>
      <text:p text:style-name="P4">[What is the goal?]</text:p>
      <text:p text:style-name="P4"/>
      <text:p text:style-name="P4"/>
      <text:p text:style-name="P4"/>
      <text:p text:style-name="P5">1.2<text:tab/>Background Information</text:p>
      <text:p text:style-name="P4"/>
      <text:p text:style-name="P4"/>
      <text:p text:style-name="P4">The Evolution Engine comes equipped with a [more details] level editor by the name of Darkitect which can be used to make significant and permanent changes to the game during runtime. Designers can create levels, make new enemies, create animation trees and wire up scripts without having to write a single line of code, which means that a lot of the actual code being written goes into engendering this functionality.</text:p>
      <text:p text:style-name="P4"/>
      <text:p text:style-name="P4">At the code level, Evolution has the concept of serialization, which is both marking up data in code structures that needs to be persistent across states, as well as the actual mechanism responsible for ensuring that this happens. Serialization is what provides parameters that Darkitect can change, as well <text:soft-page-break/>as what takes care of creating save games. [Something about TAG?]</text:p>
      <text:p text:style-name="P4"/>
      <text:p text:style-name="P4">[A picture here about saving and loading via serialization]</text:p>
      <text:p text:style-name="P4"/>
      <text:p text:style-name="P4">One particularly difficult data type to serialize in this method is the enum. In C++ an enum is a syntactic name for a constant number, which allows the programmer to keep track of <text:s/>magic numbers more easily. Unfortunately, the compiler internally treats enums as numeric types, which is not very useful in the context of providing meaningful options to the end-user. To address this issue, Evolution's enums are abstracted by way of an EDIT_ENUM – a structure that behaves like a regular enum to the programmer, but which [has reflection to do fancy things].</text:p>
      <text:p text:style-name="P4"/>
      <text:p text:style-name="P4">The serialization mechanism of EDIT_ENUMS requires three pieces of information: the Descriptor String - a comma separated string of all of the possible values for the enum, the length of elements in the Descriptor String, and an index of the current value of the enum. Evidently, the Descriptor String is the most important of the three.</text:p>
      <text:p text:style-name="P4"/>
      <text:p text:style-name="P4">Additionally[?], Evolution uses the Simplified Wrapper and Interface Generator (SWIG) to create glue code to connect C++ and Lua, which is the scripting environment provided for implementation of particularly abstract game features. SWIG takes a modified C++ header and creates valid C++ code exporting game structures and functions to the scripting language – something that is very tedious and error-prone to do by hand.</text:p>
      <text:p text:style-name="P4"/>
      <text:p text:style-name="P4">[make this flow better] Darkitect needs to know about all of the relevant C++ types at runtime, so that they can be instanced in levels. To accomplish this, the build system provides a tool called <text:span text:style-name="T1">static_registrar</text:span>, whose job it is to scan the codebase line-by-line for a special macro which indicates the need for the type to be exported to Darkitect's resource list. </text:p>
      <text:p text:style-name="P4"/>
      <text:p text:style-name="P8">2<text:tab/>Problem Specifications</text:p>
      <text:p text:style-name="P4"/>
      <text:p text:style-name="P4">[Stefan clause]</text:p>
      <text:p text:style-name="P4"/>
      <text:p text:style-name="P4"/>
      <text:p text:style-name="P4"/>
      <text:p text:style-name="P5">2.1<text:tab/>Detailed Problem Description</text:p>
      <text:p text:style-name="P4"/>
      <text:p text:style-name="P4">The game I was working on[fix] made liberal use of objects called Script Resources – instances in code where extended functionality was expected and required to be modular. Script Resources were serialized as structures which take a lua file, the function exposed by the file, and any arguments to provide to the function. </text:p>
      <text:p text:style-name="P4"/>
      <text:p text:style-name="P4">Parameters to be provided were determined by parsing the lua file and looking at the default value given to global variables. If they were initialized as an integer, the result would be a serialized integer. An initial value of a string would result in a serialized string, and et cetera.</text:p>
      <text:p text:style-name="P4"/>
      <text:p text:style-name="P4">The function parameters could be any C++ type [by means of SWIG, see above], and while all types worked, some didn't give optimal hinting as to what values they expected. [??].</text:p>
      <text:p text:style-name="P4"/>
      <text:p text:style-name="P4">Enum values in particular were serialized as integers in the context of a Script Resource, but serialized correctly everywhere else. This was due to a limitation in the parser whereby it wouldn't have enough information to be able to deduce the type of the enum, and thus was unable to provide valid alternative values.</text:p>
      <text:p text:style-name="P4"/>
      <text:p text:style-name="P4">This paper intends to explore this problem space [which?] and come up with a robust solution, as evaluated on criteria introduced in the next section.</text:p>
      <text:p text:style-name="P4"/>
      <text:p text:style-name="P4"/>
      <text:p text:style-name="P4"/>
      <text:p text:style-name="P5">2.2<text:tab/>Design Constraints and Criteria</text:p>
      <text:p text:style-name="P4"><text:soft-page-break/></text:p>
      <text:p text:style-name="P4">The primary design constraint is that the proposed solution will be running in an embedded context, namely the XBOX 360 and PlayStation 3 consoles. Any solution therefore must have a low memory footprint, as our application was already stressing these limits. </text:p>
      <text:p text:style-name="P4"/>
      <text:p text:style-name="P4">Time complexity isn't priority, since these routines are mainly useful at design-time, the end-user's application will only ever execute this code a handful of times. Moreover, the dataset is known to be relatively small, so inefficient algorithms are unlikely to have much system-wide implications.</text:p>
      <text:p text:style-name="P4"/>
      <text:p text:style-name="P4">During the extent[wording] of this project, I was directly reporting to the lead engineer of the engine. This situation presented the need for an unnecessarily elegant approach to solving the problem, as anything less was sure to offend his sensibilities. [take this out?]</text:p>
      <text:p text:style-name="P4"/>
      <text:p text:style-name="P4">[Maintainability shouldn't be an issue?]</text:p>
      <text:p text:style-name="P4"/>
      <text:p text:style-name="P4"/>
      <text:p text:style-name="P8">3<text:tab/>Accepted Solutions</text:p>
      <text:p text:style-name="P4"/>
      <text:p text:style-name="P4">[Stefan]</text:p>
      <text:p text:style-name="P4"/>
      <text:p text:style-name="P4"/>
      <text:p text:style-name="P4"/>
      <text:p text:style-name="P5">3.1<text:tab/>Static Registrar</text:p>
      <text:p text:style-name="P4"/>
      <text:p text:style-name="P4">One solution to this problem would be to extend the capabilities of static_registrar to also build runtime tables with enough information about the EDIT_ENUMS to make intelligent choices about serialization. If there existed a table that have all of the possible [subjunctive] EDIT_ENUM types, the serializaton code could match an enum name to its type, and thus be able to provide the other options grouped in the enum.</text:p>
      <text:p text:style-name="P4"/>
      <text:p text:style-name="P4">A significant hurdle to overcome with this route is that static_registrar is written in perl, meaning that the source code (a context-sensitive grammar) will need to be parsed with regular expressions – something almost always discouraged. EDIT_ENUMS are declared all throughout the code, over many lines, with inline and block comments, the parser will need to be very forgiving in what it accepts. </text:p>
      <text:p text:style-name="P4"/>
      <text:p text:style-name="P4">Another issue is that these enums are declared over several modules – getting them [assembled? Conglomerated?] in one concrete table might be hard, and near impossible to get the linker to give us the /same/ copy of the EDIT_ENUM. Remember – memory is a big concern.</text:p>
      <text:p text:style-name="P4"/>
      <text:p text:style-name="P4">As a bonus, this solves keeping the binding [explain] files up to date with the enums, as we know all of their values at build time there is no need to manually update them when values are added to an enum [WOW WORDING?].</text:p>
      <text:p text:style-name="P4"/>
      <text:p text:style-name="P4">[go through the actual algorithm]</text:p>
      <text:p text:style-name="P4"/>
      <text:p text:style-name="P4"/>
      <text:p text:style-name="P4"/>
      <text:p text:style-name="P5"><text:soft-page-break/>3.2<text:tab/>Lua</text:p>
      <text:p text:style-name="P4"/>
      <text:p text:style-name="P4">Another approach is that since all of the enum data is already in lua, we should be able to do the actual enum lookups in lua itself. Traditionally, this route was forgone because SWIG doesn't provide any namespacing for constants it exports – all enums in the same module end up in a single table. This means any grouping of enum values is impossible as is.</text:p>
      <text:p text:style-name="P4"/>
      <text:p text:style-name="P4">If SWIG could be extended to provide metadata as to which enum constants should be grouped together, it would only be a matter of coalescing all of the related values into one table, and then writing C++ to interface between the two. Moreover, if we can keep only the smallest relevant data, we can procedurally generate the actual structures needed for serialization at runtime in a memory-time trade-off.</text:p>
      <text:p text:style-name="P4"/>
      <text:p text:style-name="P4"/>
      <text:p text:style-name="P4"/>
      <text:p text:style-name="P4">3.2.1<text:tab/>Extending SWIG</text:p>
      <text:p text:style-name="P4"/>
      <text:p text:style-name="P4">Because SWIG is designed to generate wrapper code for many different scripting languages, it is fortunately very modular. The boilerplate code is all templated, which means it can be modified without any recompilation of SWIG itself. </text:p>
      <text:p text:style-name="P4"/>
      <text:p text:style-name="P4">Internally, SWIG treats all enums as unscoped constants – the same as global const variables, and defined macros. At SWIG-runtime, every constant is given a “consttab” entry into the constants table. consttab is a structure defining the associated C++ type, the name of the constant, and the value of the constant. The first course of action is to extend this consttab template to give related constants (enums) a shared index.</text:p>
      <text:p text:style-name="P4"/>
      <text:p text:style-name="P4">[need to actaully determine the index]</text:p>
      <text:p text:style-name="P4"/>
      <text:p text:style-name="P4">Once we can determine which constants are grouped together, SWIG's generated runtime code can be modified to generate a runtime structure with this information. I chose to build this structure in Lua.</text:p>
      <text:p text:style-name="P4"><text:soft-page-break/>3.2.2<text:tab/>The Lua Interface</text:p>
      <text:p text:style-name="P4"/>
      <text:p text:style-name="P4">By default, SWIG builds a “module” for every binding file it is given. When included, these modules provide one table containing all of the exported data to the lua state. To store our new enum association data, I created a table inside of this module by the name of __enums – chosen to resist collisions and to convey to anyone unfamiliar with the system that “magic” functionality is to be expected by way of the double underscore prefix. The __enums table was a simple mapping of enum index (generated during SWIG-time) to a table of all the identifiers in the enum list.</text:p>
      <text:p text:style-name="P4"/>
      <text:p text:style-name="P4">This __enums table turns out to contain all of the information necessary to serialize enums. However, the information isn't in a usable form yet – so some extra lua functions are necessary. The Lookup(module, identifier) was introduced to generate Descriptor Strings for us. Lookup was implemented as follows:<text:line-break/></text:p>
      <text:list xml:id="list2156857016" text:style-name="L1">
        <text:list-item>
          <text:p text:style-name="P10">Ensure that the module table contains a value named identifier (to ensure identifier is an exported enum)</text:p>
        </text:list-item>
        <text:list-item>
          <text:p text:style-name="P10">Ensure that the module table contains the __enums table</text:p>
        </text:list-item>
        <text:list-item>
          <text:p text:style-name="P10">Perform a linear search of __enums for identifier – making a note of its associated index</text:p>
        </text:list-item>
        <text:list-item>
          <text:p text:style-name="P10">Build a descriptor string by concatenating all of the associated enums</text:p>
        </text:list-item>
        <text:list-item>
          <text:p text:style-name="P10">Return the associated index (for later lookups), the descriptor string (for serialization) and the index of the identifier in the array of associated constants (for providing the correct initial value when serializing)</text:p>
        </text:list-item>
      </text:list>
      <text:p text:style-name="P4"/>
      <text:p text:style-name="P4">[more shit]</text:p>
      <text:p text:style-name="P4"/>
      <text:p text:style-name="P4"/>
      <text:p text:style-name="P4"/>
      <text:p text:style-name="P4">3.2.3<text:tab/>The Serialization Interface</text:p>
      <text:p text:style-name="P4"/>
      <text:p text:style-name="P4">With all of this infrastructure in place, the initial problem can finally be solved. In the context of script arguments, when Evolution wants to serialize an enum it can use the lua interface to do so. By breaking <text:soft-page-break/>up the default value for the parameters into module.identifier, the necessary arguments for Lookup().</text:p>
      <text:p text:style-name="P8">4<text:tab/>Alternative Solutions</text:p>
      <text:p text:style-name="P4"/>
      <text:p text:style-name="P4">[Stefan]</text:p>
      <text:p text:style-name="P4"/>
      <text:p text:style-name="P4"/>
      <text:p text:style-name="P4"/>
      <text:p text:style-name="P5">4.1<text:tab/>Hand code support</text:p>
      <text:p text:style-name="P4"/>
      <text:p text:style-name="P4">[]</text:p>
      <text:p text:style-name="P4"/>
      <text:p text:style-name="P4"/>
      <text:p text:style-name="P4"/>
      <text:p text:style-name="P5">4.2<text:tab/>[FIND SOMETHING FOR TIHS]</text:p>
      <text:p text:style-name="P4"/>
      <text:p text:style-name="P4">[]</text:p>
      <text:p text:style-name="P8">5<text:tab/>Conclusions</text:p>
      <text:p text:style-name="P4"/>
      <text:p text:style-name="P4">[some cdm bullshit]</text:p>
      <text:p text:style-name="P8">6<text:tab/>Recommendations</text:p>
      <text:p text:style-name="P4"/>
      <text:p text:style-name="P4">[???]</text:p>
      <text:p text:style-name="P7">References</text:p>
      <text:p text:style-name="P7">Acknowledgments</text:p>
      <text:p text:style-name="P4"/>
      <text:p text:style-name="P4">[Adrian Smith]</text:p>
      <text:p text:style-name="P4"/>
      <text:p text:style-name="P4">[Steve Sinclair]</text:p>
      <text:p text:style-name="P4"/>
      <text:p text:style-name="P4">[Jesse Attard]</text:p>
      <text:p text:style-name="P4"/>
      <text:p text:style-name="P4">[Andrew Dreb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y Maguire</meta:initial-creator>
    <meta:creation-date>2012-04-30T15:09:48</meta:creation-date>
    <dc:date>2012-05-06T17:57:32</dc:date>
    <dc:creator>Sandy Maguire</dc:creator>
    <meta:editing-duration>PT10H14M29S</meta:editing-duration>
    <meta:editing-cycles>89</meta:editing-cycles>
    <meta:generator>LibreOffice/3.5$Linux_X86_64 LibreOffice_project/350m1$Build-102</meta:generator>
    <meta:document-statistic meta:table-count="0" meta:image-count="0" meta:object-count="0" meta:page-count="19" meta:paragraph-count="113" meta:word-count="1766" meta:character-count="12107" meta:non-whitespace-character-count="10452"/>
  </office:meta>
</office:document-meta>
</file>